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c5be6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c73f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officeooo:rsid="004804ae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officeooo:rsid="047da547"/>
    </style:style>
    <style:style style:name="T3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style:font-size-asian="12pt" style:font-size-complex="12pt"/>
    </style:style>
    <style:style style:name="T332" style:family="text">
      <style:text-properties officeooo:rsid="04473353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officeooo:rsid="0aace3cd"/>
    </style:style>
    <style:style style:name="T337" style:family="text">
      <style:text-properties officeooo:rsid="0b952edb"/>
    </style:style>
    <style:style style:name="T338" style:family="text">
      <style:text-properties fo:font-size="8pt" style:font-size-asian="8pt" style:font-size-complex="8pt" loext:padding="0.049cm" loext:border="0.31pt solid #000000"/>
    </style:style>
    <style:style style:name="T339" style:family="text">
      <style:text-properties officeooo:rsid="0394a435"/>
    </style:style>
    <style:style style:name="T340" style:family="text">
      <style:text-properties officeooo:rsid="0be4091b"/>
    </style:style>
    <style:style style:name="T341" style:family="text">
      <style:text-properties officeooo:rsid="0cf7e116"/>
    </style:style>
    <style:style style:name="T342" style:family="text">
      <style:text-properties officeooo:rsid="0de11971"/>
    </style:style>
    <style:style style:name="T343" style:family="text">
      <style:text-properties officeooo:rsid="01657261" style:font-size-complex="12pt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78"><text:span text:style-name="T339">Deze versie </text:span><text:span text:style-name="T339"><text:reference-ref text:reference-format="text" text:ref-name="Versie">22.04</text:reference-ref></text:span><text:span text:style-name="T340"><text:s/></text:span><text:span text:style-name="T339">is een zogenaamde LTS-versie (</text:span><text:span text:style-name="T342">LTS=</text:span><text:span text:style-name="T339">Long-Term Support, langetermijnondersteuning).<text:line-break/></text:span><text:span text:style-name="T265">Deze</text:span><text:span text:style-name="T266"> LTS-versie wordt </text:span><text:span text:style-name="T272">vanaf vrijgave (</text:span><text:span text:style-name="T271">april</text:span><text:span text:style-name="T269"> 202</text:span><text:span text:style-name="T271">2</text:span><text:span text:style-name="T272">) </text:span><text:span text:style-name="T273">standaard </text:span><text:span text:style-name="T267">vijf</text:span><text:span text:style-name="T266"> jaar ondersteund</text:span><text:span text:style-name="T268"> </text:span><text:span text:style-name="T266">(tot </text:span><text:span text:style-name="T271">april</text:span><text:span text:style-name="T265"> </text:span><text:span text:style-name="T266">202</text:span><text:span text:style-name="T271">7</text:span><text:span text:style-name="T268">), </text:span><text:span text:style-name="T273">met Ubuntu Pro tien jaar </text:span><text:span text:style-name="T274">ondersteuning </text:span><text:span text:style-name="T273">(tot april 2032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5">voor</text:span><text:span text:style-name="T306"> </text:span><text:span text:style-name="T307">deze en andere </text:span><text:span text:style-name="T308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9">(zie toelichting)</text:span><text:span text:style-name="T17">:</text:span></text:p>
      <text:p text:style-name="P2"><text:span text:style-name="Definition"><text:span text:style-name="T326">g</text:span></text:span><text:span text:style-name="Definition"><text:span text:style-name="T325">ebruiker</text:span></text:span><text:span text:style-name="Definition"><text:span text:style-name="T314"><text:tab/><text:tab/></text:span></text:span><text:span text:style-name="Definition"><text:span text:style-name="T331"> <text:tab/><text:tab/></text:span></text:span><text:span text:style-name="T315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5"><text:tab/></text:span><text:span text:style-name="T316">(</text:span><text:span text:style-name="T311">volledige naam, bijv. </text:span><text:span text:style-name="T313">J</text:span><text:span text:style-name="T330">a</text:span><text:span text:style-name="T313">n </text:span><text:span text:style-name="T330">Jansen</text:span><text:span text:style-name="T312">)</text:span></text:p>
      <text:p text:style-name="Standard"><text:span text:style-name="Definition"><text:span text:style-name="T326">g</text:span></text:span><text:span text:style-name="Definition"><text:span text:style-name="T325">ebruikersnaam</text:span></text:span><text:span text:style-name="Definition"><text:span text:style-name="T310"><text:tab/></text:span></text:span><text:span text:style-name="Definition"><text:span text:style-name="T310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0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8">c</text:span></text:span><text:span text:style-name="Definition"><text:span text:style-name="T327">omputernaam</text:span></text:span><text:span text:style-name="Definition"><text:span text:style-name="T317"><text:tab/><text:tab/></text:span></text:span><text:span text:style-name="Definition"><text:span text:style-name="T315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5"><text:tab/></text:span></text:span><text:span text:style-name="Definition"><text:span text:style-name="T318">(</text:span></text:span><text:span text:style-name="Definition"><text:span text:style-name="T319">naam van de compute</text:span></text:span><text:span text:style-name="Definition"><text:span text:style-name="T320">r, </text:span></text:span><text:span text:style-name="Definition"><text:span text:style-name="T321">bijv. </text:span></text:span><text:span text:style-name="Definition"><text:span text:style-name="T322">pc02</text:span></text:span><text:span text:style-name="Definition"><text:span text:style-name="T318">)</text:span></text:span></text:p>
      <text:p text:style-name="P1"><text:span text:style-name="Definition"><text:span text:style-name="T326">o</text:span></text:span><text:span text:style-name="Definition"><text:span text:style-name="T325">pstartmenu</text:span></text:span><text:span text:style-name="Definition"><text:span text:style-name="T315"><text:tab/><text:tab/><text:tab/></text:span></text:span><text:span text:style-name="Definition"><text:span text:style-name="T315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5"><text:tab/></text:span></text:span><text:span text:style-name="Definition"><text:span text:style-name="T318">(</text:span></text:span><text:span text:style-name="Definition"><text:span text:style-name="T319">to</text:span></text:span><text:span text:style-name="Definition"><text:span text:style-name="T323">ets voor het opstartmedium</text:span></text:span><text:span text:style-name="Definition"><text:span text:style-name="T324">)</text:span></text:span></text:p>
      <text:p text:style-name="P1"><text:span text:style-name="Definition"><text:span text:style-name="T328">i</text:span></text:span><text:span text:style-name="Definition"><text:span text:style-name="T329">nstellingen</text:span></text:span><text:span text:style-name="T318"><text:tab/><text:tab/> <text:tab/></text:span><text:span text:style-name="T318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8"><text:tab/>(</text:span><text:span text:style-name="T319">toets voor het BIOS/UEFI-scherm</text:span><text:span text:style-name="T318">)</text:span></text:p>
      <text:p text:style-name="P3"><text:span text:style-name="Definition"><text:span text:style-name="T350">g</text:span></text:span><text:span text:style-name="Definition"><text:span text:style-name="T349">ebruiker</text:span></text:span><text:span text:style-name="Definition"><text:span text:style-name="T351">2</text:span></text:span><text:span text:style-name="Definition"><text:span text:style-name="T352"><text:tab/></text:span></text:span><text:span text:style-name="Definition"><text:span text:style-name="T362"> <text:tab/><text:tab/></text:span></text:span><text:span text:style-name="T353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3"><text:tab/></text:span><text:span text:style-name="T354">(</text:span><text:span text:style-name="T355">volledige naam </text:span><text:span text:style-name="T356">evt. 2</text:span><text:span text:style-name="T363">e</text:span><text:span text:style-name="T356"> gebruiker</text:span><text:span text:style-name="T357">)</text:span></text:p>
      <text:p text:style-name="P72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51">2</text:span></text:span><text:span text:style-name="Definition"><text:span text:style-name="T358"><text:tab/></text:span></text:span><text:span text:style-name="Definition"><text:span text:style-name="T358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8"><text:tab/></text:span></text:span><text:span text:style-name="T359">(korte naam</text:span><text:span text:style-name="T360"> </text:span><text:span text:style-name="T361">evt. 2</text:span><text:span text:style-name="T364">e</text:span><text:span text:style-name="T361"> gebruiker</text:span><text:span text:style-name="T359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419102952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1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8">Super</text:span>-toets <text:span text:style-name="T216">is </text:span>de Windows<text:span text:style-name="T341">-</text:span><text:span text:style-name="T337">toets</text:span>, <text:span text:style-name="T341">C</text:span>ommand-<text:span text:style-name="T337">toets</text:span>, of <text:span text:style-name="T341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82918453944862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5">een </text:span><text:span text:style-name="T275"><text:reference-ref text:reference-format="text" text:ref-name="Distributie">Ubuntu</text:reference-ref></text:span><text:span text:style-name="T275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2">Vanaf ee</text:span>n Live <text:span text:style-name="T336">USB-stick </text:span><text:span text:style-name="T344">(</text:span><text:span text:style-name="T336">of </text:span><text:span text:style-name="T345">cd/dvd</text:span><text:span text:style-name="T344">)</text:span><text:span text:style-name="T19"> </text:span>kunt <text:span text:style-name="T332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4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3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3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7">het gewenste </text:span></text:span><text:span text:style-name="Strong_20_Emphasis"><text:span text:style-name="T292">Installatie type</text:span></text:span><text:span text:style-name="Strong_20_Emphasis"><text:span text:style-name="T27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8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79">O</text:span></text:span><text:span text:style-name="Strong_20_Emphasis"><text:span text:style-name="T280">p </text:span></text:span><text:span text:style-name="Strong_20_Emphasis"><text:span text:style-name="T281">het </text:span></text:span><text:span text:style-name="Strong_20_Emphasis"><text:span text:style-name="T282">scherm </text:span></text:span><text:span text:style-name="Strong_20_Emphasis"><text:span text:style-name="T293">Waar bevindt u zich?</text:span></text:span><text:span text:style-name="Strong_20_Emphasis"><text:span text:style-name="T282"> </text:span></text:span><text:span text:style-name="Strong_20_Emphasis"><text:span text:style-name="T283">controleer </text:span></text:span><text:span text:style-name="Strong_20_Emphasis"><text:span text:style-name="T284">de </text:span></text:span><text:span text:style-name="Strong_20_Emphasis"><text:span text:style-name="T283">locatie en </text:span></text:span><text:span text:style-name="Strong_20_Emphasis"><text:span text:style-name="T279">klik </text:span></text:span><text:span text:style-name="Strong_20_Emphasis"><text:span text:style-name="T282">op </text:span></text:span><text:span text:style-name="Strong_20_Emphasis"><text:span text:style-name="T293">Verder</text:span></text:span><text:span text:style-name="Strong_20_Emphasis"><text:span text:style-name="T28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4">Op </text:span><text:span text:style-name="T295">het </text:span><text:span text:style-name="T293">scherm </text:span><text:span text:style-name="Strong_20_Emphasis"><text:span text:style-name="T293">Wie bent u?</text:span></text:span><text:span text:style-name="T293"> </text:span><text:span text:style-name="T294">vul </text:span><text:span text:style-name="T296">in </text:span><text:span text:style-name="Strong_20_Emphasis"><text:span text:style-name="T297">Uw n</text:span></text:span><text:span text:style-name="Strong_20_Emphasis"><text:span text:style-name="T298">aam</text:span></text:span><text:span text:style-name="Strong_20_Emphasis"><text:span text:style-name="T285"> </text:span></text:span><text:span text:style-name="Definition"><text:span text:style-name="T5">gebruiker</text:span></text:span><text:span text:style-name="Strong_20_Emphasis"><text:span text:style-name="T286">, <text:line-break/></text:span></text:span><text:span text:style-name="Strong_20_Emphasis"><text:span text:style-name="T298">Naam </text:span></text:span><text:span text:style-name="Strong_20_Emphasis"><text:span text:style-name="T297">van uw </text:span></text:span><text:span text:style-name="Strong_20_Emphasis"><text:span text:style-name="T299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5">,<text:line-break/></text:span></text:span><text:span text:style-name="Strong_20_Emphasis"><text:span text:style-name="T297">Kies een g</text:span></text:span><text:span text:style-name="Strong_20_Emphasis"><text:span text:style-name="T299">ebruikersnaam</text:span></text:span><text:span text:style-name="Strong_20_Emphasis"><text:span text:style-name="T285"> </text:span></text:span><text:span text:style-name="Definition"><text:span text:style-name="T5">gebruikersnaam</text:span></text:span><text:span text:style-name="Strong_20_Emphasis"><text:span text:style-name="T285">,<text:line-break/></text:span></text:span><text:span text:style-name="Strong_20_Emphasis"><text:span text:style-name="T287">g</text:span></text:span><text:span text:style-name="Strong_20_Emphasis"><text:span text:style-name="T276">eef tweemaal een </text:span></text:span><text:span text:style-name="Strong_20_Emphasis"><text:span text:style-name="T291">wachtwoord</text:span></text:span><text:span text:style-name="Strong_20_Emphasis"><text:span text:style-name="T276">,</text:span></text:span><text:span text:style-name="Strong_20_Emphasis"><text:span text:style-name="T288"> </text:span></text:span><text:span text:style-name="Strong_20_Emphasis"><text:span text:style-name="T289">en</text:span></text:span><text:span text:style-name="Strong_20_Emphasis"><text:span text:style-name="T288"> </text:span></text:span><text:span text:style-name="Strong_20_Emphasis"><text:span text:style-name="T290">k</text:span></text:span><text:span text:style-name="Strong_20_Emphasis"><text:span text:style-name="T276">lik op </text:span></text:span><text:span text:style-name="Strong_20_Emphasis"><text:span text:style-name="T291">Verder</text:span></text:span><text:span text:style-name="Strong_20_Emphasis"><text:span text:style-name="T276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82919907178936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82920235804135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8">Super</text:span>-toets <text:span text:style-name="T216">is </text:span>de Windows<text:span text:style-name="T341">-</text:span><text:span text:style-name="T337">toets</text:span>, <text:span text:style-name="T341">C</text:span>ommand-<text:span text:style-name="T337">toets</text:span>, of <text:span text:style-name="T341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0">Geschreven </text:span></text:span><text:span text:style-name="Emphasis"><text:span text:style-name="T304">in </text:span></text:span><text:span text:style-name="Emphasis"><text:span text:style-name="T303">2022 </text:span></text:span><text:span text:style-name="Emphasis"><text:span text:style-name="T300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30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2">Creative Commons Publiek Domein Verklaring</text:span></text:span></text:a><text:span text:style-name="Emphasis"><text:span text:style-name="T3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10T08:29:17.990767154">10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10T08:28:52.416721030</dc:date>
    <meta:keyword>Installatie</meta:keyword>
    <meta:keyword>Checklist</meta:keyword>
    <meta:keyword>Linux</meta:keyword>
    <meta:editing-cycles>6538</meta:editing-cycles>
    <meta:editing-duration>P11DT13H51M56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35" meta:character-count="5073" meta:non-whitespace-character-count="4362"/>
    <meta:user-defined meta:name="Info 1"/>
    <meta:user-defined meta:name="Info 2"/>
    <meta:user-defined meta:name="Info 3"/>
    <meta:user-defined meta:name="Info 4"/>
  </office:meta>
</office:document-meta>
</file>